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4217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4547in"/>
    </style:style>
    <style:style style:name="co6" style:family="table-column">
      <style:table-column-properties fo:break-before="auto" style:column-width="0.3075in"/>
    </style:style>
    <style:style style:name="co7" style:family="table-column">
      <style:table-column-properties fo:break-before="auto" style:column-width="0.670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09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70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 style:data-style-name="N10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 style:data-style-name="N12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4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138in" fo:padding-right="0.0417in" fo:padding-top="0.0138in" style:rotation-angle="0" style:rotation-align="none" style:shrink-to-fit="false" style:vertical-align="middle" loext:vertical-justify="auto"/>
      <style:paragraph-properties fo:text-align="end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 style:data-style-name="N12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Parroquia San Eduardo - Diócesis San Carlos de Bariloche</text:p>
          </table:table-cell>
          <table:covered-table-cell table:number-columns-repeated="4" table:style-name="ce4"/>
          <table:table-cell table:number-columns-repeated="1018"/>
        </table:table-row>
        <table:table-row table:style-name="ro3">
          <table:table-cell/>
          <table:table-cell table:style-name="ce3" table:number-columns-repeated="5"/>
          <table:table-cell table:number-columns-repeated="1018"/>
        </table:table-row>
        <table:table-row table:style-name="ro4">
          <table:table-cell/>
          <table:table-cell table:style-name="ce8" office:value-type="string" calcext:value-type="string" table:number-columns-spanned="5" table:number-rows-spanned="1">
            <text:p>Balance Anual 2025</text:p>
          </table:table-cell>
          <table:covered-table-cell table:number-columns-repeated="4" table:style-name="ce8"/>
          <table:table-cell table:number-columns-repeated="1018"/>
        </table:table-row>
        <table:table-row table:style-name="ro5">
          <table:table-cell/>
          <table:table-cell table:style-name="ce12" office:value-type="string" calcext:value-type="string" table:number-columns-spanned="5" table:number-rows-spanned="1">
            <text:p>Gastos De Mantenimiento y Funcionamiento</text:p>
          </table:table-cell>
          <table:covered-table-cell table:number-columns-repeated="4" table:style-name="ce12"/>
          <table:table-cell table:number-columns-repeated="1018"/>
        </table:table-row>
        <table:table-row table:style-name="ro3">
          <table:table-cell/>
          <table:table-cell table:style-name="ce3" table:number-columns-repeated="5"/>
          <table:table-cell table:number-columns-repeated="1018"/>
        </table:table-row>
        <table:table-row table:style-name="ro6">
          <table:table-cell table:number-columns-repeated="2"/>
          <table:table-cell table:style-name="ce9" office:value-type="string" calcext:value-type="string">
            <text:p>Entradas</text:p>
          </table:table-cell>
          <table:table-cell table:style-name="ce9" office:value-type="string" calcext:value-type="string">
            <text:p>Salidas</text:p>
          </table:table-cell>
          <table:table-cell table:style-name="ce9" office:value-type="string" calcext:value-type="string">
            <text:p>Déficit</text:p>
          </table:table-cell>
          <table:table-cell table:style-name="ce9" office:value-type="string" calcext:value-type="string">
            <text:p>Superávit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Enero</text:p>
          </table:table-cell>
          <table:table-cell table:style-name="ce20" office:value-type="currency" office:currency="ARS" office:value="6246890" calcext:value-type="currency">
            <text:p>$6.246.890,00</text:p>
          </table:table-cell>
          <table:table-cell table:style-name="ce22" office:value-type="currency" office:currency="ARS" office:value="3914085.31" calcext:value-type="currency">
            <text:p>$3.914.085,31</text:p>
          </table:table-cell>
          <table:table-cell table:style-name="ce10"/>
          <table:table-cell table:style-name="ce10" office:value-type="float" office:value="2332804.69" calcext:value-type="float">
            <text:p>$ 2.332.804,69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Febrero</text:p>
          </table:table-cell>
          <table:table-cell table:style-name="ce20" office:value-type="currency" office:currency="ARS" office:value="4516540" calcext:value-type="currency">
            <text:p>$4.516.540,00</text:p>
          </table:table-cell>
          <table:table-cell table:style-name="ce22" office:value-type="currency" office:currency="ARS" office:value="3952558.53" calcext:value-type="currency">
            <text:p>$3.952.558,53</text:p>
          </table:table-cell>
          <table:table-cell table:style-name="ce10"/>
          <table:table-cell table:style-name="ce10" office:value-type="float" office:value="563981.47" calcext:value-type="float">
            <text:p>$ 563.981,47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Marzo</text:p>
          </table:table-cell>
          <table:table-cell table:style-name="ce20" office:value-type="currency" office:currency="ARS" office:value="3544740" calcext:value-type="currency">
            <text:p>$3.544.740,00</text:p>
          </table:table-cell>
          <table:table-cell table:style-name="ce22" office:value-type="currency" office:currency="ARS" office:value="3923148.97" calcext:value-type="currency">
            <text:p>$3.923.148,97</text:p>
          </table:table-cell>
          <table:table-cell table:style-name="ce10" office:value-type="float" office:value="378408.97" calcext:value-type="float">
            <text:p>$ 378.408,97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Abril</text:p>
          </table:table-cell>
          <table:table-cell table:style-name="ce20" office:value-type="currency" office:currency="ARS" office:value="4504280" calcext:value-type="currency">
            <text:p>$4.504.280,00</text:p>
          </table:table-cell>
          <table:table-cell table:style-name="ce22" office:value-type="currency" office:currency="ARS" office:value="4801120.48" calcext:value-type="currency">
            <text:p>$4.801.120,48</text:p>
          </table:table-cell>
          <table:table-cell table:style-name="ce10" office:value-type="float" office:value="296840.48" calcext:value-type="float">
            <text:p>$ 296.840,48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Mayo</text:p>
          </table:table-cell>
          <table:table-cell table:style-name="ce20" office:value-type="currency" office:currency="ARS" office:value="3288210" calcext:value-type="currency">
            <text:p>$3.288.210,00</text:p>
          </table:table-cell>
          <table:table-cell table:style-name="ce22" office:value-type="currency" office:currency="ARS" office:value="3523493.93" calcext:value-type="currency">
            <text:p>$3.523.493,93</text:p>
          </table:table-cell>
          <table:table-cell table:style-name="ce10" office:value-type="float" office:value="235283.93" calcext:value-type="float">
            <text:p>$ 235.283,93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Junio</text:p>
          </table:table-cell>
          <table:table-cell table:style-name="ce20" office:value-type="currency" office:currency="ARS" office:value="5700150" calcext:value-type="currency">
            <text:p>$5.700.150,00</text:p>
          </table:table-cell>
          <table:table-cell table:style-name="ce22" office:value-type="currency" office:currency="ARS" office:value="5510939.62" calcext:value-type="currency">
            <text:p>$5.510.939,62</text:p>
          </table:table-cell>
          <table:table-cell table:style-name="ce10"/>
          <table:table-cell table:style-name="ce10" office:value-type="float" office:value="189210.38" calcext:value-type="float">
            <text:p>$ 189.210,38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Julio</text:p>
          </table:table-cell>
          <table:table-cell table:style-name="ce20" office:value-type="currency" office:currency="ARS" office:value="3847940" calcext:value-type="currency">
            <text:p>$3.847.940,00</text:p>
          </table:table-cell>
          <table:table-cell table:style-name="ce22" office:value-type="currency" office:currency="ARS" office:value="4195225.98" calcext:value-type="currency">
            <text:p>$4.195.225,98</text:p>
          </table:table-cell>
          <table:table-cell table:style-name="ce10" office:value-type="float" office:value="347285.98" calcext:value-type="float">
            <text:p>$ 347.285,98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Agosto</text:p>
          </table:table-cell>
          <table:table-cell table:style-name="ce20" office:value-type="currency" office:currency="ARS" office:value="4254500" calcext:value-type="currency">
            <text:p>$4.254.500,00</text:p>
          </table:table-cell>
          <table:table-cell table:style-name="ce22" office:value-type="currency" office:currency="ARS" office:value="3821944.2" calcext:value-type="currency">
            <text:p>$3.821.944,20</text:p>
          </table:table-cell>
          <table:table-cell table:style-name="ce10"/>
          <table:table-cell table:style-name="ce10" office:value-type="float" office:value="432555.8" calcext:value-type="float">
            <text:p>$ 432.555,80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Septiembre</text:p>
          </table:table-cell>
          <table:table-cell table:style-name="ce20" office:value-type="currency" office:currency="ARS" office:value="6634863" calcext:value-type="currency">
            <text:p>$6.634.863,00</text:p>
          </table:table-cell>
          <table:table-cell table:style-name="ce22" office:value-type="currency" office:currency="ARS" office:value="6470946.1" calcext:value-type="currency">
            <text:p>$6.470.946,10</text:p>
          </table:table-cell>
          <table:table-cell table:style-name="ce10"/>
          <table:table-cell table:style-name="ce10" office:value-type="float" office:value="163916.9" calcext:value-type="float">
            <text:p>$ 163.916,90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Octubre</text:p>
          </table:table-cell>
          <table:table-cell table:style-name="ce20" office:value-type="currency" office:currency="ARS" office:value="4378990" calcext:value-type="currency">
            <text:p>$4.378.990,00</text:p>
          </table:table-cell>
          <table:table-cell table:style-name="ce22" office:value-type="currency" office:currency="ARS" office:value="5204109.36" calcext:value-type="currency">
            <text:p>$5.204.109,36</text:p>
          </table:table-cell>
          <table:table-cell table:style-name="ce10" office:value-type="float" office:value="825119.36" calcext:value-type="float">
            <text:p>$ 825.119,36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Noviembre</text:p>
          </table:table-cell>
          <table:table-cell table:style-name="ce20" office:value-type="currency" office:currency="ARS" office:value="5843267" calcext:value-type="currency">
            <text:p>$5.843.267,00</text:p>
          </table:table-cell>
          <table:table-cell table:style-name="ce22" office:value-type="currency" office:currency="ARS" office:value="6867719.62" calcext:value-type="currency">
            <text:p>$6.867.719,62</text:p>
          </table:table-cell>
          <table:table-cell table:style-name="ce10" office:value-type="float" office:value="1024452.62" calcext:value-type="float">
            <text:p>$ 1.024.452,62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Diciembre</text:p>
          </table:table-cell>
          <table:table-cell table:style-name="ce20" office:value-type="currency" office:currency="ARS" office:value="6084820" calcext:value-type="currency">
            <text:p>$6.084.820,00</text:p>
          </table:table-cell>
          <table:table-cell table:style-name="ce22" office:value-type="currency" office:currency="ARS" office:value="5196629" calcext:value-type="currency">
            <text:p>$5.196.629,00</text:p>
          </table:table-cell>
          <table:table-cell table:style-name="ce10"/>
          <table:table-cell table:style-name="ce10" office:value-type="float" office:value="888191" calcext:value-type="float">
            <text:p>$ 888.191,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7" office:value-type="string" calcext:value-type="string">
            <text:p>Totales</text:p>
          </table:table-cell>
          <table:table-cell table:style-name="ce11" table:formula="of:=SUM([.C8:.C19])" office:value-type="float" office:value="58845190" calcext:value-type="float">
            <text:p>$ 58.845.190,00</text:p>
          </table:table-cell>
          <table:table-cell table:style-name="ce11" table:formula="of:=SUM([.D8:.D19])" office:value-type="float" office:value="57381921.1" calcext:value-type="float">
            <text:p>$ 57.381.921,10</text:p>
          </table:table-cell>
          <table:table-cell table:style-name="ce11" table:formula="of:=SUM([.E8:.E19])" office:value-type="float" office:value="3107391.34" calcext:value-type="float">
            <text:p>$ 3.107.391,34</text:p>
          </table:table-cell>
          <table:table-cell table:style-name="ce11" table:formula="of:=SUM([.F8:.F19])" office:value-type="float" office:value="4570660.24" calcext:value-type="float">
            <text:p>$ 4.570.660,2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table:style-name="ce7" office:value-type="string" calcext:value-type="string">
            <text:p>S.E.U.O.</text:p>
          </table:table-cell>
          <table:table-cell table:style-name="ce13"/>
          <table:table-cell table:style-name="ce13" office:value-type="string" calcext:value-type="string">
            <text:p>Superávit</text:p>
          </table:table-cell>
          <table:table-cell table:style-name="ce14" table:formula="of:=[.F21]-[.E21]" office:value-type="float" office:value="1463268.9" calcext:value-type="float">
            <text:p>$ 1.463.268,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table:number-columns-spanned="5" table:number-rows-spanned="1"/>
          <table:covered-table-cell table:number-columns-repeated="4" table:style-name="ce17"/>
          <table:table-cell table:number-columns-repeated="1018"/>
        </table:table-row>
        <table:table-row table:style-name="ro1">
          <table:table-cell/>
          <table:table-cell table:style-name="ce17" table:number-columns-spanned="5" table:number-rows-spanned="1"/>
          <table:covered-table-cell table:number-columns-repeated="4" table:style-name="ce17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month number:textual="true"/>
      <number:text>-</number:text>
      <number:year/>
    </number:date-style>
    <number:date-style style:name="N138">
      <number:month/>
      <number:text>/</number:text>
      <number:day/>
      <number:text>/</number:text>
      <number:year number:style="long"/>
    </number:date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7P0" style:volatile="true">
      <number:text>$ 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46">
      <number:day/>
      <number:text>-</number:text>
      <number:month number:textual="true"/>
    </number:dat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42">
      <number:day/>
      <number:text>-</number:text>
      <number:month number:textual="true"/>
      <number:text>-</number:text>
      <number:year/>
    </number:date-style>
    <number:time-style style:name="N113">
      <number:hours/>
      <number:text>:</number:text>
      <number:minutes number:style="long"/>
    </number:time-style>
    <number:time-style style:name="N141">
      <number:hours/>
      <number:text>:</number:text>
      <number:minutes number:style="long"/>
      <number:text> </number:text>
      <number:am-pm/>
    </number:time-style>
    <number:currency-style style:name="N11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time-style style:name="N108">
      <number:minutes number:style="long"/>
      <number:text>:</number:text>
      <number:seconds number:style="long" number:decimal-places="1"/>
    </number:time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meta:print-date>2026-01-06T12:11:39.770667824</meta:print-date>
    <dc:date>2026-01-06T12:12:05.362775093</dc:date>
    <meta:editing-cycles>12</meta:editing-cycles>
    <meta:editing-duration>PT34M32S</meta:editing-duration>
    <meta:generator>LibreOffice/7.3.7.2$Linux_X86_64 LibreOffice_project/30$Build-2</meta:generator>
    <meta:document-statistic meta:table-count="3" meta:cell-count="63" meta:object-count="0"/>
    <meta:user-defined meta:name="AppVersion">15.0000</meta:user-defined>
  </office:meta>
</office:document-meta>
</file>